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b92b6" officeooo:paragraph-rsid="001b92b6"/>
    </style:style>
    <style:style style:name="P2" style:family="paragraph" style:parent-style-name="Standard">
      <style:text-properties officeooo:rsid="001c791f" officeooo:paragraph-rsid="001c791f"/>
    </style:style>
    <style:style style:name="P3" style:family="paragraph" style:parent-style-name="Standard">
      <style:text-properties officeooo:rsid="001d586a" officeooo:paragraph-rsid="001d586a"/>
    </style:style>
    <style:style style:name="P4" style:family="paragraph" style:parent-style-name="Standard">
      <style:text-properties officeooo:rsid="001dc503" officeooo:paragraph-rsid="001dc503"/>
    </style:style>
    <style:style style:name="P5" style:family="paragraph" style:parent-style-name="Standard">
      <style:text-properties officeooo:rsid="001e4bd9" officeooo:paragraph-rsid="001e4bd9"/>
    </style:style>
    <style:style style:name="P6" style:family="paragraph" style:parent-style-name="Standard">
      <style:text-properties officeooo:rsid="001e4bd9" officeooo:paragraph-rsid="001f68bb"/>
    </style:style>
    <style:style style:name="P7" style:family="paragraph" style:parent-style-name="Standard">
      <style:text-properties officeooo:rsid="001e4bd9" officeooo:paragraph-rsid="0020aa42"/>
    </style:style>
    <style:style style:name="P8" style:family="paragraph" style:parent-style-name="Standard">
      <style:text-properties officeooo:rsid="0020aa42" officeooo:paragraph-rsid="0020aa42"/>
    </style:style>
    <style:style style:name="P9" style:family="paragraph" style:parent-style-name="Standard">
      <style:text-properties officeooo:rsid="0021d57d" officeooo:paragraph-rsid="0021d57d"/>
    </style:style>
    <style:style style:name="P10" style:family="paragraph" style:parent-style-name="Standard">
      <style:text-properties officeooo:rsid="002337d8" officeooo:paragraph-rsid="002337d8"/>
    </style:style>
    <style:style style:name="P11" style:family="paragraph" style:parent-style-name="Standard">
      <style:text-properties officeooo:rsid="0024691c" officeooo:paragraph-rsid="0024691c"/>
    </style:style>
    <style:style style:name="T1" style:family="text">
      <style:text-properties officeooo:rsid="001c791f"/>
    </style:style>
    <style:style style:name="T2" style:family="text">
      <style:text-properties officeooo:rsid="001dc503"/>
    </style:style>
    <style:style style:name="T3" style:family="text">
      <style:text-properties officeooo:rsid="001f68bb"/>
    </style:style>
    <style:style style:name="T4" style:family="text">
      <style:text-properties officeooo:rsid="0020766e"/>
    </style:style>
    <style:style style:name="T5" style:family="text">
      <style:text-properties officeooo:rsid="0020aa42"/>
    </style:style>
    <style:style style:name="T6" style:family="text">
      <style:text-properties officeooo:rsid="0021d57d"/>
    </style:style>
    <style:style style:name="T7" style:family="text">
      <style:text-properties officeooo:rsid="0024691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p2 r202 </text:p>
      <text:p text:style-name="P1"/>
      <text:p text:style-name="P1">arrêt :</text:p>
      <text:p text:style-name="P1">1. cet option save l’état de la machine et de ses processus avant de l’éteindre</text:p>
      <text:p text:style-name="P1">2. Demande a la machine de s’éteindre de façon « propre »</text:p>
      <text:p text:style-name="P1">3. Éteint la machine de façon pas très très « propre »</text:p>
      <text:p text:style-name="P1"/>
      <text:p text:style-name="P1"><text:s/><text:span text:style-name="T1">clonage/instantané :</text:span></text:p>
      <text:p text:style-name="P3">1-</text:p>
      <text:p text:style-name="P2">b) le fichier qui évolue est le fichier qui stocke les instantanés.</text:p>
      <text:p text:style-name="P2">e) oui on peut le faire sur une machine en marche </text:p>
      <text:p text:style-name="P2"/>
      <text:p text:style-name="P3">2- </text:p>
      <text:p text:style-name="P3">b) on peut voir que le clone n’a que les fichiers en .vdi et .vbox, il n’y a pas les fichiers de logs ou de snapshot ni la prévisualisation </text:p>
      <text:p text:style-name="P3"/>
      <text:p text:style-name="P3"><text:span text:style-name="T2">c) en lançant le clone on peut voir que les fichier log et la prévisualisation ont été créé dans les fichier du clone et rien n’a changer dans les fichiers de l’original.</text:span></text:p>
      <text:p text:style-name="P3"/>
      <text:p text:style-name="P4">d) En lançant l’original on peut voir que la seul modification est la création d’un nouveau log dans le fichier log.</text:p>
      <text:p text:style-name="P4"/>
      <text:p text:style-name="P4">e) oui </text:p>
      <text:p text:style-name="P4"/>
      <text:p text:style-name="P4">f) oui </text:p>
      <text:p text:style-name="P4"/>
      <text:p text:style-name="P5">g) non pas d’élément bloquer </text:p>
      <text:p text:style-name="P5"/>
      <text:p text:style-name="P5">h) oui on peut supprimer les deux VM peut importe l’ordre</text:p>
      <text:p text:style-name="P5"/>
      <text:p text:style-name="P5">3.</text:p>
      <text:p text:style-name="P5">b) on peut voir que dans le clone lié le fichier .vdi est stocké dans le /snapshot</text:p>
      <text:p text:style-name="P5"/>
      <text:p text:style-name="P6"><text:span text:style-name="T3">d</text:span>) <text:span text:style-name="T3">pas de difference entre les 2 clones a part le nom des fichier en vdi.</text:span></text:p>
      <text:p text:style-name="P6"/>
      <text:p text:style-name="P6"><text:span text:style-name="T3">e) log modifié</text:span></text:p>
      <text:p text:style-name="P6"/>
      <text:p text:style-name="P7"><text:span text:style-name="T4">f) des dossiers log on été créé dans les clones, rien n’as changé dans les fichier de la machine originel. </text:span></text:p>
      <text:p text:style-name="P7"/>
      <text:p text:style-name="P7"><text:span text:style-name="T5">g) quand toutes les machines sont éteinte on peut modifier la config, quand les machines tournent on ne peut pas modifier les config.</text:span> </text:p>
      <text:p text:style-name="P7"/>
      <text:p text:style-name="P8">h) pareil que question g</text:p>
      <text:p text:style-name="P8"/>
      <text:p text:style-name="P8">i) oui on peut supprimer les 3 machines, il faut supprimer en premiers les clone puis ensuite la machine originel.</text:p>
      <text:p text:style-name="P8"/>
      <text:p text:style-name="P8">4 comparatif :</text:p>
      <text:p text:style-name="P8"/>
      <text:p text:style-name="P8"/>
      <text:p text:style-name="P8"/>
      <text:p text:style-name="P10"><text:soft-page-break/>I.</text:p>
      <text:p text:style-name="P8">a) le <text:span text:style-name="T6">clone integral est utile dans le sens ou il ne depend pas du clone original et que l’on peut modifier tout ce que l’on veut, c’est comme si on créé une autre machine virtuelle de a à z.</text:span></text:p>
      <text:p text:style-name="P8"/>
      <text:p text:style-name="P9">b) Les clones liées sont pratiques car ils sont rapide à créé.</text:p>
      <text:p text:style-name="P9"/>
      <text:p text:style-name="P10">Mode réseau </text:p>
      <text:p text:style-name="P10"/>
      <text:p text:style-name="P10">a) <text:s/>les 2 machines on une addr ip indépendante du pc </text:p>
      <text:p text:style-name="P10"/>
      <text:p text:style-name="P10">b) Non les machines ne se voit pas</text:p>
      <text:p text:style-name="P10"/>
      <text:p text:style-name="P10">c) oui elles peuvent communiquer dans le réseaux local</text:p>
      <text:p text:style-name="P10"/>
      <text:p text:style-name="P10">d) oui</text:p>
      <text:p text:style-name="P10"/>
      <text:p text:style-name="P10">e) de la machine hote</text:p>
      <text:p text:style-name="P10"/>
      <text:p text:style-name="P10">II.</text:p>
      <text:p text:style-name="P10">a) oui</text:p>
      <text:p text:style-name="P10"/>
      <text:p text:style-name="P10">b) oui</text:p>
      <text:p text:style-name="P10"/>
      <text:p text:style-name="P10">c) leurs adresses sont 192.168.0.1/24 et .2</text:p>
      <text:p text:style-name="P10"/>
      <text:p text:style-name="P10">d) oui elles peuvent ping</text:p>
      <text:p text:style-name="P10"/>
      <text:p text:style-name="P10">e) non elles ne peuvent pas </text:p>
      <text:p text:style-name="P10"/>
      <text:p text:style-name="P10">III.</text:p>
      <text:p text:style-name="P10">a) oui</text:p>
      <text:p text:style-name="P10"/>
      <text:p text:style-name="P10">b) elles sont en 10.214.0.135 et .131</text:p>
      <text:p text:style-name="P10"/>
      <text:p text:style-name="P10">c) l’adresse de l’hote est différente mais elle est sur le même réseau</text:p>
      <text:p text:style-name="P10"/>
      <text:p text:style-name="P10">d) Elles sont connectées au réseau comme la machine hôte.</text:p>
      <text:p text:style-name="P10"/>
      <text:p text:style-name="P10">IV.</text:p>
      <text:p text:style-name="P10">a)oui</text:p>
      <text:p text:style-name="P10"/>
      <text:p text:style-name="P10">b)oui</text:p>
      <text:p text:style-name="P10"/>
      <text:p text:style-name="P10">c<text:span text:style-name="T7">)</text:span></text:p>
      <text:p text:style-name="P10"/>
      <text:p text:style-name="P11">V.</text:p>
      <text:p text:style-name="P11">a) On peut config automatiquement et manuellement notre réseau. On peut changer les IP, les masques et le DHCP </text:p>
      <text:p text:style-name="P11"/>
      <text:p text:style-name="P11">b) oui</text:p>
      <text:p text:style-name="P11"/>
      <text:p text:style-name="P11">c) il y a bien une interface nommé comme le réseau créé dans virtualbox et avec les configs</text:p>
      <text:p text:style-name="P11"><text:soft-page-break/>d) oui elles le peuvent</text:p>
      <text:p text:style-name="P11"/>
      <text:p text:style-name="P11">e) non</text:p>
      <text:p text:style-name="P11"/>
      <text:p text:style-name="P11">f) non</text:p>
      <text:p text:style-name="P11"/>
      <text:p text:style-name="P11">g) non </text:p>
      <text:p text:style-name="P11"/>
      <text:p text:style-name="P11"/>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0T14:06:44.767689318</meta:creation-date>
    <dc:date>2022-05-20T16:23:26.385521699</dc:date>
    <meta:editing-duration>PT2M38S</meta:editing-duration>
    <meta:editing-cycles>1</meta:editing-cycles>
    <meta:document-statistic meta:table-count="0" meta:image-count="0" meta:object-count="0" meta:page-count="3" meta:paragraph-count="58" meta:word-count="481" meta:character-count="2426" meta:non-whitespace-character-count="1987"/>
    <meta:generator>LibreOffice/7.0.4.2$Linux_X86_64 LibreOffice_project/00$Build-2</meta:generator>
  </office:meta>
</office:document-meta>
</file>